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paragraph-properties style:snap-to-layout-grid="false"/>
      <style:text-properties style:font-name="Garamond" fo:font-size="10pt" officeooo:rsid="0018b17c" officeooo:paragraph-rsid="0018b17c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rsid="001a10aa" officeooo:paragraph-rsid="001a10a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paragraph-rsid="001a10aa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8b17c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text:span text:style-name="T11">Mark Asiddao</text:span></text:p>
            <text:p text:style-name="P12"/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1">4th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32">Some features are buggy and sometimes shows server-side errors</text:p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33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3848395417009590603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5:52:02.518601426</dc:date>
    <meta:print-date>2006-07-28T14:33:00Z</meta:print-date>
    <meta:editing-cycles>34</meta:editing-cycles>
    <meta:editing-duration>PT2H24M29S</meta:editing-duration>
    <meta:document-statistic meta:table-count="4" meta:image-count="0" meta:object-count="0" meta:page-count="2" meta:paragraph-count="82" meta:word-count="465" meta:character-count="2951" meta:non-whitespace-character-count="2276"/>
    <meta:template xlink:type="simple" xlink:actuate="onRequest" xlink:title="" xlink:href="../../../UTut/CS192%20Documents/Beta%20testing/Beta-testing%20Document%20template%208.odt/Normal"/>
  </office:meta>
</office:document-meta>
</file>